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138000000D35F7E088435772C9A.png" manifest:media-type="image/png"/>
  <manifest:file-entry manifest:full-path="Pictures/200000090000203E000015CB0873E3EC77A677AD.svm" manifest:media-type="image/x-svm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" style:family="graphic" style:parent-style-name="objectwithoutfill">
      <style:graphic-properties draw:stroke="dash" draw:stroke-dash="Ultrafine_20_Dashed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measure">
      <style:graphic-properties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654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565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09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852cm, 0cm, 0cm)" draw:image-opacity="100%" style:mirror="none"/>
    </style:style>
    <style:style style:name="gr12" style:family="graphic" style:parent-style-name="objectwithoutfill">
      <style:graphic-properties draw:stroke="dash" draw:stroke-dash="Fine_20_Dashed" draw:fill="none" draw:textarea-vertical-align="middle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712cm"/>
    </style:style>
    <style:style style:name="gr15" style:family="graphic" style:parent-style-name="standard">
      <style:graphic-properties draw:stroke="none" svg:stroke-color="#000000" draw:fill="none" draw:fill-color="#ffffff" fo:min-height="0.712cm"/>
    </style:style>
    <style:style style:name="gr16" style:family="graphic" style:parent-style-name="standard">
      <style:graphic-properties draw:stroke="none" svg:stroke-color="#000000" draw:fill="none" draw:fill-color="#ffffff" fo:min-height="0.766cm"/>
    </style:style>
    <style:style style:name="gr17" style:family="graphic" style:parent-style-name="standard">
      <style:graphic-properties draw:stroke="none" svg:stroke-color="#000000" draw:fill="none" draw:fill-color="#ffffff" fo:min-height="1.02cm"/>
    </style:style>
    <style:style style:name="gr18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style:font-size-asian="28pt" style:font-size-complex="2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20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925cm" svg:y1="2.276cm" svg:x2="5.925cm" svg:y2="8.079cm">
          <text:p/>
        </draw:line>
        <draw:line draw:style-name="gr1" draw:text-style-name="P1" draw:layer="layout" svg:x1="5.925cm" svg:y1="19.686cm" svg:x2="5.925cm" svg:y2="25.489cm">
          <text:p/>
        </draw:line>
        <draw:line draw:style-name="gr2" draw:text-style-name="P1" draw:layer="layout" svg:x1="6.042cm" svg:y1="8.08cm" svg:x2="6.042cm" svg:y2="19.687cm">
          <text:p/>
        </draw:line>
        <draw:line draw:style-name="gr3" draw:text-style-name="P1" draw:layer="layout" svg:x1="6.042cm" svg:y1="8.079cm" svg:x2="13.075cm" svg:y2="4.017cm">
          <text:p/>
        </draw:line>
        <draw:line draw:style-name="gr3" draw:text-style-name="P1" draw:layer="layout" svg:x1="6.042cm" svg:y1="13.883cm" svg:x2="15.617cm" svg:y2="8.37cm">
          <text:p/>
        </draw:line>
        <draw:line draw:style-name="gr3" draw:text-style-name="P1" draw:layer="layout" svg:x1="6.083cm" svg:y1="10.982cm" svg:x2="14.457cm" svg:y2="6.049cm">
          <text:p/>
        </draw:line>
        <draw:line draw:style-name="gr3" draw:text-style-name="P1" draw:layer="layout" svg:x1="6.083cm" svg:y1="16.784cm" svg:x2="16.778cm" svg:y2="10.691cm">
          <text:p/>
        </draw:line>
        <draw:line draw:style-name="gr3" draw:text-style-name="P1" draw:layer="layout" svg:x1="6.085cm" svg:y1="19.721cm" svg:x2="18.272cm" svg:y2="12.853cm">
          <text:p/>
        </draw:line>
        <draw:line draw:style-name="gr2" draw:text-style-name="P1" draw:layer="layout" svg:x1="6.042cm" svg:y1="8.018cm" svg:x2="11.103cm" svg:y2="16.785cm">
          <text:p/>
        </draw:line>
        <draw:measure draw:style-name="gr4" draw:text-style-name="P2" draw:layer="measurelines" svg:x1="4.202cm" svg:y1="8.003cm" svg:x2="4.202cm" svg:y2="10.906cm">
          <text:p text:style-name="P2"><text:span text:style-name="T1">d/4 </text:span></text:p>
        </draw:measure>
        <draw:measure draw:style-name="gr4" draw:text-style-name="P3" draw:layer="measurelines" svg:x1="3.048cm" svg:y1="8.062cm" svg:x2="3.048cm" svg:y2="19.669cm">
          <text:p text:style-name="P3"><text:span text:style-name="T2"><text:measure text:kind="gap"/></text:span><text:span text:style-name="T2">d</text:span></text:p>
        </draw:measure>
        <draw:ellipse draw:style-name="gr5" draw:text-style-name="P4" draw:layer="layout" svg:width="7.255cm" svg:height="6.674cm" svg:x="1.689cm" svg:y="2.857cm" draw:kind="arc" draw:start-angle="281.52" draw:end-angle="292.95">
          <text:p text:style-name="P3"><text:span text:style-name="T3"/></text:p>
          <text:p text:style-name="P3"><text:span text:style-name="T1"/></text:p>
          <text:p text:style-name="P3"><text:span text:style-name="T1"/></text:p>
        </draw:ellipse>
        <draw:frame draw:style-name="gr6" draw:text-style-name="P1" draw:layer="layout" svg:width="6.798cm" svg:height="2.178cm" draw:transform="skewX (-0.00139626340159552) rotate (0.5232497097479) translate (5.461cm 12.959cm)">
          <draw:image xlink:href="Pictures/200000090000203E000015CB0873E3EC77A677AD.svm" xlink:type="simple" xlink:show="embed" xlink:actuate="onLoad" loext:mime-type="image/x-svm">
            <text:p/>
          </draw:image>
          <draw:image xlink:href="Pictures/1000020000000138000000D35F7E088435772C9A.png" xlink:type="simple" xlink:show="embed" xlink:actuate="onLoad" loext:mime-type="image/png"/>
        </draw:frame>
        <draw:frame draw:style-name="gr6" draw:text-style-name="P1" draw:layer="layout" svg:width="6.796cm" svg:height="2.178cm" draw:transform="skewX (-0.0013962634015955) rotate (0.523424242673099) translate (5.453cm 10.112cm)">
          <draw:image xlink:href="Pictures/200000090000203E000015CB0873E3EC77A677AD.svm" xlink:type="simple" xlink:show="embed" xlink:actuate="onLoad" loext:mime-type="image/x-svm">
            <text:p/>
          </draw:image>
          <draw:image xlink:href="Pictures/1000020000000138000000D35F7E088435772C9A.png" xlink:type="simple" xlink:show="embed" xlink:actuate="onLoad" loext:mime-type="image/png"/>
        </draw:frame>
        <draw:frame draw:style-name="gr6" draw:text-style-name="P1" draw:layer="layout" svg:width="6.796cm" svg:height="2.178cm" draw:transform="skewX (-0.000872664625997156) rotate (0.523598775598299) translate (5.461cm 7.125cm)">
          <draw:image xlink:href="Pictures/200000090000203E000015CB0873E3EC77A677AD.svm" xlink:type="simple" xlink:show="embed" xlink:actuate="onLoad" loext:mime-type="image/x-svm">
            <text:p/>
          </draw:image>
          <draw:image xlink:href="Pictures/1000020000000138000000D35F7E088435772C9A.png" xlink:type="simple" xlink:show="embed" xlink:actuate="onLoad" loext:mime-type="image/png"/>
        </draw:frame>
        <draw:frame draw:style-name="gr7" draw:text-style-name="P5" draw:layer="layout" svg:width="6.796cm" svg:height="2.178cm" draw:transform="skewX (-0.0013962634015955) rotate (0.523424242673099) translate (5.453cm 18.8cm)">
          <draw:image xlink:href="Pictures/200000090000203E000015CB0873E3EC77A677AD.svm" xlink:type="simple" xlink:show="embed" xlink:actuate="onLoad" loext:mime-type="image/x-svm">
            <text:p text:style-name="P3"/>
          </draw:image>
          <draw:image xlink:href="Pictures/1000020000000138000000D35F7E088435772C9A.png" xlink:type="simple" xlink:show="embed" xlink:actuate="onLoad" loext:mime-type="image/png"/>
        </draw:frame>
        <draw:frame draw:style-name="gr6" draw:text-style-name="P1" draw:layer="layout" svg:width="6.796cm" svg:height="2.178cm" draw:transform="skewX (-0.0013962634015955) rotate (0.523424242673099) translate (5.461cm 15.83cm)">
          <draw:image xlink:href="Pictures/200000090000203E000015CB0873E3EC77A677AD.svm" xlink:type="simple" xlink:show="embed" xlink:actuate="onLoad" loext:mime-type="image/x-svm">
            <text:p/>
          </draw:image>
          <draw:image xlink:href="Pictures/1000020000000138000000D35F7E088435772C9A.png" xlink:type="simple" xlink:show="embed" xlink:actuate="onLoad" loext:mime-type="image/png"/>
        </draw:frame>
        <draw:frame draw:style-name="gr8" draw:text-style-name="P1" draw:layer="layout" svg:width="6.256cm" svg:height="2.176cm" draw:transform="skewX (-0.000523598775598272) rotate (0.523598775598299) translate (11.253cm 15.54cm)">
          <draw:image xlink:href="Pictures/200000090000203E000015CB0873E3EC77A677AD.svm" xlink:type="simple" xlink:show="embed" xlink:actuate="onLoad" loext:mime-type="image/x-svm">
            <text:p/>
          </draw:image>
          <draw:image xlink:href="Pictures/1000020000000138000000D35F7E088435772C9A.png" xlink:type="simple" xlink:show="embed" xlink:actuate="onLoad" loext:mime-type="image/png"/>
        </draw:frame>
        <draw:frame draw:style-name="gr9" draw:text-style-name="P1" draw:layer="layout" svg:width="4.68cm" svg:height="2.177cm" draw:transform="skewX (-0.000523598775598305) rotate (0.523424242673099) translate (11.253cm 12.578cm)">
          <draw:image xlink:href="Pictures/200000090000203E000015CB0873E3EC77A677AD.svm" xlink:type="simple" xlink:show="embed" xlink:actuate="onLoad" loext:mime-type="image/x-svm">
            <text:p/>
          </draw:image>
          <draw:image xlink:href="Pictures/1000020000000138000000D35F7E088435772C9A.png" xlink:type="simple" xlink:show="embed" xlink:actuate="onLoad" loext:mime-type="image/png"/>
        </draw:frame>
        <draw:frame draw:style-name="gr10" draw:text-style-name="P1" draw:layer="layout" svg:width="3.424cm" svg:height="2.177cm" draw:transform="skewX (-0.000523598775598305) rotate (0.5232497097479) translate (11.253cm 9.677cm)">
          <draw:image xlink:href="Pictures/200000090000203E000015CB0873E3EC77A677AD.svm" xlink:type="simple" xlink:show="embed" xlink:actuate="onLoad" loext:mime-type="image/x-svm">
            <text:p/>
          </draw:image>
          <draw:image xlink:href="Pictures/1000020000000138000000D35F7E088435772C9A.png" xlink:type="simple" xlink:show="embed" xlink:actuate="onLoad" loext:mime-type="image/png"/>
        </draw:frame>
        <draw:frame draw:style-name="gr11" draw:text-style-name="P1" draw:layer="layout" svg:width="1.974cm" svg:height="2.177cm" draw:transform="skewX (0.00052359877559829) rotate (0.524122374373897) translate (11.265cm 6.776cm)">
          <draw:image xlink:href="Pictures/200000090000203E000015CB0873E3EC77A677AD.svm" xlink:type="simple" xlink:show="embed" xlink:actuate="onLoad" loext:mime-type="image/x-svm">
            <text:p/>
          </draw:image>
          <draw:image xlink:href="Pictures/1000020000000138000000D35F7E088435772C9A.png" xlink:type="simple" xlink:show="embed" xlink:actuate="onLoad" loext:mime-type="image/png"/>
        </draw:frame>
        <draw:line draw:style-name="gr12" draw:text-style-name="P1" draw:layer="layout" svg:x1="6.042cm" svg:y1="19.686cm" svg:x2="8.874cm" svg:y2="19.669cm">
          <text:p/>
        </draw:line>
        <draw:ellipse draw:style-name="gr13" draw:text-style-name="P3" draw:layer="layout" svg:width="5.224cm" svg:height="4.353cm" svg:x="3.14cm" svg:y="17.365cm" draw:kind="arc" draw:start-angle="356.65" draw:end-angle="25.29">
          <text:p/>
        </draw:ellipse>
        <draw:frame draw:style-name="gr14" draw:text-style-name="P6" draw:layer="layout" svg:width="1.27cm" svg:height="1.237cm" svg:x="6.08cm" svg:y="7.858cm">
          <draw:text-box>
            <text:p/>
          </draw:text-box>
        </draw:frame>
        <draw:frame draw:style-name="gr15" draw:text-style-name="P6" draw:layer="layout" svg:width="1.016cm" svg:height="0.962cm" svg:x="6.207cm" svg:y="7.858cm">
          <draw:text-box>
            <text:p>0′</text:p>
          </draw:text-box>
        </draw:frame>
        <draw:frame draw:style-name="gr15" draw:text-style-name="P6" draw:layer="layout" svg:width="1.143cm" svg:height="0.962cm" svg:x="7.35cm" svg:y="10.144cm">
          <draw:text-box>
            <text:p>1′</text:p>
          </draw:text-box>
        </draw:frame>
        <draw:frame draw:style-name="gr15" draw:text-style-name="P6" draw:layer="layout" svg:width="1.016cm" svg:height="0.962cm" svg:x="8.239cm" svg:y="12.557cm">
          <draw:text-box>
            <text:p>2′</text:p>
          </draw:text-box>
        </draw:frame>
        <draw:frame draw:style-name="gr15" draw:text-style-name="P6" draw:layer="layout" svg:width="1.397cm" svg:height="0.962cm" svg:x="9.89cm" svg:y="14.335cm">
          <draw:text-box>
            <text:p>3′ </text:p>
          </draw:text-box>
        </draw:frame>
        <draw:frame draw:style-name="gr15" draw:text-style-name="P6" draw:layer="layout" svg:width="1.27cm" svg:height="0.962cm" svg:x="10.779cm" svg:y="16.24cm">
          <draw:text-box>
            <text:p>4′</text:p>
          </draw:text-box>
        </draw:frame>
        <draw:frame draw:style-name="gr14" draw:text-style-name="P6" draw:layer="layout" svg:width="0.254cm" svg:height="1.237cm" svg:x="5.699cm" svg:y="8.239cm">
          <draw:text-box>
            <text:p/>
          </draw:text-box>
        </draw:frame>
        <draw:frame draw:style-name="gr15" draw:text-style-name="P6" draw:layer="layout" svg:width="0.635cm" svg:height="0.962cm" svg:x="5.318cm" svg:y="10.652cm">
          <draw:text-box>
            <text:p>1</text:p>
          </draw:text-box>
        </draw:frame>
        <draw:frame draw:style-name="gr16" draw:text-style-name="P6" draw:layer="layout" svg:width="0.635cm" svg:height="1.016cm" svg:x="5.318cm" svg:y="13.446cm">
          <draw:text-box>
            <text:p>2</text:p>
          </draw:text-box>
        </draw:frame>
        <draw:frame draw:style-name="gr16" draw:text-style-name="P6" draw:layer="layout" svg:width="0.762cm" svg:height="1.016cm" svg:x="5.318cm" svg:y="16.367cm">
          <draw:text-box>
            <text:p>3</text:p>
          </draw:text-box>
        </draw:frame>
        <draw:frame draw:style-name="gr17" draw:text-style-name="P6" draw:layer="layout" svg:width="0.508cm" svg:height="1.27cm" svg:x="5.318cm" svg:y="18.907cm">
          <draw:text-box>
            <text:p>4</text:p>
          </draw:text-box>
        </draw:frame>
        <draw:frame draw:style-name="gr15" draw:text-style-name="P6" draw:layer="layout" svg:width="0.508cm" svg:height="0.962cm" svg:x="5.318cm" svg:y="7.858cm">
          <draw:text-box>
            <text:p>0</text:p>
          </draw:text-box>
        </draw:frame>
        <draw:frame draw:style-name="gr16" draw:text-style-name="P6" draw:layer="layout" svg:width="1.651cm" svg:height="1.016cm" svg:x="8.239cm" svg:y="18.526cm">
          <draw:text-box>
            <text:p>θ</text:p>
          </draw:text-box>
        </draw:frame>
        <draw:frame draw:style-name="gr18" draw:text-style-name="P6" draw:layer="layout" svg:width="1.016cm" svg:height="0.962cm" svg:x="6.08cm" svg:y="9.509cm">
          <draw:text-box>
            <text:p>θ</text:p>
          </draw:text-box>
        </draw:frame>
        <draw:measure draw:style-name="gr4" draw:text-style-name="P3" draw:layer="measurelines" svg:x1="11.813cm" svg:y1="18.134cm" svg:x2="6.673cm" svg:y2="20.905cm">
          <text:p text:style-name="P3"><text:span text:style-name="T4"><text:s/></text:span><text:span text:style-name="T4">d sinθ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8T11:01:40.968302039</meta:creation-date>
    <dc:date>2018-09-29T19:56:21.226115117</dc:date>
    <meta:editing-duration>PT29M18S</meta:editing-duration>
    <meta:editing-cycles>8</meta:editing-cycles>
    <meta:generator>LibreOffice/6.1.1.2$Linux_X86_64 LibreOffice_project/10$Build-2</meta:generator>
    <meta:document-statistic meta:object-count="38"/>
  </office:meta>
</office:document-meta>
</file>